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venir Light" svg:font-family="'Avenir Light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INOT-Bold" svg:font-family="DINOT-Bold" style:font-family-generic="roman" style:font-pitch="variable"/>
    <style:font-face style:name="DINOT-Bold1" svg:font-family="DINOT-Bold" style:font-family-generic="system" style:font-pitch="variable"/>
    <style:font-face style:name="DINOT-Light" svg:font-family="DINOT-Light" style:font-family-generic="roman" style:font-pitch="variable"/>
    <style:font-face style:name="DINOT-Light1" svg:font-family="DINOT-Light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375in" fo:margin-left="-0.075in" fo:margin-top="0in" fo:margin-bottom="0in" table:align="left" style:writing-mode="page"/>
    </style:style>
    <style:style style:name="Table1.A" style:family="table-column">
      <style:table-column-properties style:column-width="5.2924in"/>
    </style:style>
    <style:style style:name="Table1.B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2" style:family="table-row">
      <style:table-row-properties style:min-row-height="0.85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1.5pt solid #000000" fo:border-bottom="1.5pt solid #000000"/>
    </style:style>
    <style:style style:name="Table1.B3" style:family="table-cell">
      <style:table-cell-properties fo:padding-left="0.075in" fo:padding-right="0.075in" fo:padding-top="0in" fo:padding-bottom="0in" fo:border-left="none" fo:border-right="none" fo:border-top="1.5pt solid #000000" fo:border-bottom="1.5pt solid #000000"/>
    </style:style>
    <style:style style:name="P1" style:family="paragraph" style:parent-style-name="Footer">
      <style:paragraph-properties fo:padding="0in" fo:border="non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Header">
      <style:paragraph-properties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  <style:text-properties style:font-name="Avenir Medium" fo:language="en" fo:country="US" style:font-size-complex="12pt"/>
    </style:style>
    <style:style style:name="P4" style:family="paragraph" style:parent-style-name="Header">
      <style:paragraph-properties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  <style:text-properties style:font-name="Avenir Light" fo:language="en" fo:country="US" style:font-size-complex="12pt"/>
    </style:style>
    <style:style style:name="P6" style:family="paragraph" style:parent-style-name="Header">
      <style:paragraph-properties fo:text-align="justify" style:justify-single-word="false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  <style:text-properties style:font-name="Avenir Light" style:font-size-complex="12pt"/>
    </style:style>
    <style:style style:name="P7" style:family="paragraph" style:parent-style-name="Header">
      <style:paragraph-properties fo:text-align="justify" style:justify-single-word="false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  <style:text-properties style:font-name="Avenir Light"/>
    </style:style>
    <style:style style:name="P8" style:family="paragraph" style:parent-style-name="Header">
      <style:paragraph-properties fo:text-align="center" style:justify-single-word="false" fo:orphans="0" fo:widows="0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</style:style>
    <style:style style:name="P9" style:family="paragraph" style:parent-style-name="Header">
      <style:paragraph-properties fo:text-align="justify" style:justify-single-word="false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</style:style>
    <style:style style:name="P10" style:family="paragraph" style:parent-style-name="Header">
      <style:paragraph-properties fo:text-align="justify" style:justify-single-word="false" fo:orphans="0" fo:widows="0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</style:style>
    <style:style style:name="P11" style:family="paragraph" style:parent-style-name="Header">
      <style:paragraph-properties fo:orphans="0" fo:widows="0">
        <style:tab-stops>
          <style:tab-stop style:position="3.15in" style:type="center"/>
          <style:tab-stop style:position="3.5in"/>
          <style:tab-stop style:position="6.3in" style:type="right"/>
        </style:tab-stops>
      </style:paragraph-properties>
    </style:style>
    <style:style style:name="P12" style:family="paragraph" style:parent-style-name="List_20_Paragraph">
      <style:paragraph-properties fo:margin-left="0.2811in" fo:margin-right="0in" fo:margin-top="0in" fo:margin-bottom="0in" style:contextual-spacing="true" fo:line-height="100%" fo:text-indent="0in" style:auto-text-indent="false">
        <style:tab-stops>
          <style:tab-stop style:position="3.5in"/>
        </style:tab-stops>
      </style:paragraph-properties>
    </style:style>
    <style:style style:name="P13" style:family="paragraph" style:parent-style-name="Standard" style:master-page-name="Standard">
      <style:paragraph-properties fo:margin-left="1in" fo:margin-right="0in" fo:margin-top="0in" fo:margin-bottom="0.0835in" style:contextual-spacing="false" fo:line-height="100%" fo:text-align="end" style:justify-single-word="false" fo:text-indent="0in" style:auto-text-indent="false" style:page-number="auto"/>
      <style:text-properties style:font-name="Avenir Light" fo:font-size="10pt" style:font-size-asian="10pt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 fo:orphans="0" fo:widows="0"/>
      <style:text-properties style:font-name="Avenir Light"/>
    </style:style>
    <style:style style:name="P15" style:family="paragraph" style:parent-style-name="Standard">
      <style:paragraph-properties fo:margin-top="0in" fo:margin-bottom="0in" style:contextual-spacing="false">
        <style:tab-stops>
          <style:tab-stop style:position="3.5in"/>
        </style:tab-stops>
      </style:paragraph-properties>
      <style:text-properties style:font-name="Avenir Light"/>
    </style:style>
    <style:style style:name="P16" style:family="paragraph" style:parent-style-name="Standard">
      <style:paragraph-properties>
        <style:tab-stops>
          <style:tab-stop style:position="3.5in"/>
        </style:tab-stops>
      </style:paragraph-properties>
      <style:text-properties style:font-name="Avenir Light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Avenir Light" fo:language="en" fo:country="US" officeooo:rsid="00092e0f" officeooo:paragraph-rsid="00092e0f" style:font-name-complex="Times New Roman"/>
    </style:style>
    <style:style style:name="P18" style:family="paragraph" style:parent-style-name="Standard">
      <style:paragraph-properties fo:margin-top="0in" fo:margin-bottom="0.0835in" style:contextual-spacing="false" fo:line-height="100%"/>
    </style:style>
    <style:style style:name="P19" style:family="paragraph" style:parent-style-name="Standard">
      <style:paragraph-properties fo:margin-top="0in" fo:margin-bottom="0in" style:contextual-spacing="false" fo:line-height="100%">
        <style:tab-stops>
          <style:tab-stop style:position="3.5in"/>
        </style:tab-stops>
      </style:paragraph-properties>
    </style:style>
    <style:style style:name="P20" style:family="paragraph" style:parent-style-name="Standard">
      <style:paragraph-properties fo:margin-top="0in" fo:margin-bottom="0.0835in" style:contextual-spacing="false" fo:line-height="100%"/>
      <style:text-properties style:font-name="Avenir Medium" fo:font-size="12pt" style:font-size-asian="12pt" style:font-size-complex="12pt"/>
    </style:style>
    <style:style style:name="P21" style:family="paragraph" style:parent-style-name="Standard">
      <style:paragraph-properties fo:margin-top="0in" fo:margin-bottom="0in" style:contextual-spacing="false">
        <style:tab-stops>
          <style:tab-stop style:position="3.5in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3.5in"/>
        </style:tab-stops>
      </style:paragraph-properties>
    </style:style>
    <style:style style:name="T1" style:family="text">
      <style:text-properties style:font-name="Avenir Light"/>
    </style:style>
    <style:style style:name="T2" style:family="text">
      <style:text-properties style:font-name="Avenir Light" fo:font-size="6pt" style:font-size-asian="6pt" style:font-size-complex="6pt"/>
    </style:style>
    <style:style style:name="T3" style:family="text">
      <style:text-properties style:font-name="Avenir Light" fo:font-size="6pt" style:font-size-asian="6pt" style:font-size-complex="6pt"/>
    </style:style>
    <style:style style:name="T4" style:family="text">
      <style:text-properties style:font-name="Avenir Light" fo:font-size="10pt" style:font-size-asian="10pt" style:font-size-complex="10pt"/>
    </style:style>
    <style:style style:name="T5" style:family="text">
      <style:text-properties style:font-name="Avenir Light" fo:language="en" fo:country="US"/>
    </style:style>
    <style:style style:name="T6" style:family="text">
      <style:text-properties style:font-name="Avenir Light" fo:language="en" fo:country="US" style:font-size-complex="12pt"/>
    </style:style>
    <style:style style:name="T7" style:family="text">
      <style:text-properties style:font-name="Avenir Light" fo:language="en" fo:country="US" style:font-name-complex="Times New Roman"/>
    </style:style>
    <style:style style:name="T8" style:family="text">
      <style:text-properties style:font-name="Avenir Light" style:font-size-complex="12pt"/>
    </style:style>
    <style:style style:name="T9" style:family="text">
      <style:text-properties style:font-name="Avenir Light" officeooo:rsid="00092e0f" style:font-size-complex="12pt"/>
    </style:style>
    <style:style style:name="T10" style:family="text">
      <style:text-properties style:font-name="Avenir Medium"/>
    </style:style>
    <style:style style:name="T11" style:family="text">
      <style:text-properties style:font-name="Avenir Medium" fo:font-size="12pt" style:font-size-asian="12pt" style:font-size-complex="12pt"/>
    </style:style>
    <style:style style:name="T12" style:family="text">
      <style:text-properties style:font-name="Avenir Medium" fo:language="en" fo:country="US" style:font-size-complex="12pt"/>
    </style:style>
    <style:style style:name="T13" style:family="text">
      <style:text-properties style:font-name="Avenir Medium" style:font-size-complex="12pt"/>
    </style:style>
    <style:style style:name="T14" style:family="text">
      <style:text-properties style:font-name="Avenir Medium" officeooo:rsid="00092e0f" style:font-size-complex="12pt"/>
    </style:style>
    <style:style style:name="T15" style:family="text"/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/>
      </text:section>
      <text:section text:style-name="Sect2" text:name="Section1">
        <text:p text:style-name="P18"><text:span text:style-name="T11">ANNEX 1</text:span><text:span text:style-name="T11"/></text:p>
        <text:p text:style-name="P18"><text:span text:style-name="T11">FUNDS REQUEST INVOICE</text:span><text:span text:style-name="T11"/></text:p>
        <text:p text:style-name="P20"/>
        <text:p text:style-name="P20"/>
        <text:p text:style-name="P20"/>
      </text:section>
      <text:section text:style-name="Sect1" text:name="Section2">
        <text:p text:style-name="P3"/>
        <text:p text:style-name="P4"><text:span text:style-name="T12">Presented by:<text:tab/><text:tab/>Bill to:</text:span><text:span text:style-name="T10"> </text:span><text:span text:style-name="T12"/></text:p>
        <text:p text:style-name="P5"/>
        <text:p text:style-name="P21"><text:span text:style-name="T1"><text:tab/>Data Science Africa</text:span><text:span text:style-name="T1"/></text:p>
        <text:p text:style-name="P21"><text:span text:style-name="T1"><text:tab/>P.O. Box 20774</text:span><text:span text:style-name="T1"/></text:p>
        <text:p text:style-name="P21"><text:span text:style-name="T1"><text:tab/>Nairobi 00202</text:span><text:span text:style-name="T1"/></text:p>
        <text:p text:style-name="P21"><text:span text:style-name="T1"><text:tab/>Kenya</text:span><text:span text:style-name="T1"/></text:p>
        <text:p text:style-name="P14"/>
        <text:p text:style-name="P15"/>
        <text:p text:style-name="P22"><text:span text:style-name="T10">Invoice date:<text:tab/>Invoice number (year/number): </text:span><text:span text:style-name="T10"/></text:p>
        <text:p text:style-name="P22"><text:span text:style-name="T10"><text:tab/></text:span><text:span text:style-name="T10"/></text:p>
        <text:p text:style-name="P21"><text:span text:style-name="T10">RE:<text:tab/></text:span><text:span text:style-name="T10"/></text:p>
        <text:p text:style-name="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8"><text:span text:style-name="T13">Description of Milestone/ Deliverable/ Required Activity</text:span><text:span text:style-name="T13"/></text:p>
            </table:table-cell>
            <table:table-cell table:style-name="Table1.A1" office:value-type="string">
              <text:p text:style-name="P8"><text:span text:style-name="T13">Amount</text:span><text:span text:style-name="T13"/></text:p>
            </table:table-cell>
          </table:table-row>
          <table:table-row table:style-name="Table1.2">
            <table:table-cell table:style-name="Table1.A2" office:value-type="string">
              <text:p text:style-name="P17">Completion and approval of Milestone 1 and Interim Report. Transformed pre-existing GN data types into RDF graph-databases employing a Domain-Specific Language, and ensured their accessibility online in a FAIR manner as machine discoverable resources.<text:span text:style-name="T7"/></text:p>
            </table:table-cell>
            <table:table-cell table:style-name="Table1.A2" office:value-type="string">
              <text:p text:style-name="P10"><text:span text:style-name="T8">US$</text:span><text:span text:style-name="T9">1500</text:span><text:span text:style-name="T8"/></text:p>
            </table:table-cell>
          </table:table-row>
          <table:table-row table:style-name="Table1.1">
            <table:table-cell table:style-name="Table1.A3" office:value-type="string">
              <text:p text:style-name="P8"><text:span text:style-name="T13">Total to be Paid</text:span><text:span text:style-name="T13"/></text:p>
            </table:table-cell>
            <table:table-cell table:style-name="Table1.B3" office:value-type="string">
              <text:p text:style-name="P11"><text:span text:style-name="T13">US$</text:span><text:span text:style-name="T14">1500</text:span><text:span text:style-name="T13"/></text:p>
            </table:table-cell>
          </table:table-row>
        </table:table>
        <text:p text:style-name="P6"/>
        <text:p text:style-name="P6"/>
        <text:p text:style-name="P6"/>
        <text:p text:style-name="P6"/>
        <text:p text:style-name="P9"><text:span text:style-name="T8">Please make the bank transfer to the following bank account:</text:span><text:span text:style-name="T8"/></text:p>
        <text:p text:style-name="P7"/>
        <text:p text:style-name="P21"><text:span text:style-name="T1">Bank account name: </text:span><field:fieldmark-start text:name="Text17" field:type="vnd.oasis.opendocument.field.FORMTEXT"/><field:fieldmark-separator/><text:span text:style-name="T1">     </text:span><field:fieldmark-end/><text:span text:style-name="T1"/></text:p>
        <text:p text:style-name="P21"><text:span text:style-name="T1">Bank account number: </text:span><field:fieldmark-start text:name="Text17 Copy 1" field:type="vnd.oasis.opendocument.field.FORMTEXT"/><field:fieldmark-separator/><text:span text:style-name="T1">     </text:span><field:fieldmark-end/><text:span text:style-name="T1"/></text:p>
        <text:p text:style-name="P21"><text:span text:style-name="T1">Bank name: </text:span><field:fieldmark-start text:name="Text18" field:type="vnd.oasis.opendocument.field.FORMTEXT"/><field:fieldmark-separator/><text:span text:style-name="T1">     </text:span><field:fieldmark-end/><text:span text:style-name="T1"/></text:p>
        <text:p text:style-name="P21"><text:span text:style-name="T1">Bank full address: </text:span><field:fieldmark-start text:name="Text19" field:type="vnd.oasis.opendocument.field.FORMTEXT"/><field:fieldmark-separator/><text:span text:style-name="T1">     </text:span><field:fieldmark-end/><text:span text:style-name="T1"/></text:p>
        <text:p text:style-name="P21"><text:span text:style-name="T1">Swift code/ IBAN/ ABA: </text:span><field:fieldmark-start text:name="Text22" field:type="vnd.oasis.opendocument.field.FORMTEXT"/><field:fieldmark-separator/><text:span text:style-name="T1">     </text:span><field:fieldmark-end/><text:span text:style-name="T1"/></text:p>
        <text:p text:style-name="P15"/>
        <text:p text:style-name="P21"><text:span text:style-name="T5"><text:tab/>Signed on behalf of </text:span><field:fieldmark-start text:name="Text22 Copy 1" field:type="vnd.oasis.opendocument.field.FORMTEXT"/><field:fieldmark-separator/><text:span text:style-name="T1">     </text:span><field:fieldmark-end/><text:span text:style-name="T5">:</text:span><text:span text:style-name="T1"/></text:p>
        <text:p text:style-name="P15"/>
        <text:p text:style-name="P21"><text:span text:style-name="T5"><text:tab/>Full name and function:</text:span><text:span text:style-name="T1"> </text:span><field:fieldmark-start text:name="Text22 Copy 2" field:type="vnd.oasis.opendocument.field.FORMTEXT"/><field:fieldmark-separator/><text:span text:style-name="T1">     </text:span><field:fieldmark-end/><text:span text:style-name="T5"/></text:p>
        <text:p text:style-name="P12"><text:span text:style-name="T5"><text:tab/><text:tab/></text:span><text:span text:style-name="T5"/></text:p>
        <text:p text:style-name="P19"><text:span text:style-name="T5"><text:tab/>Date:</text:span><text:span text:style-name="T1"> </text:span><field:fieldmark-start text:name="Text22 Copy 3" field:type="vnd.oasis.opendocument.field.FORMTEXT"/><field:fieldmark-separator/>     <field:fieldmark-end/><text:span text:style-name="T1"><text:tab/><text:tab/></text:span><text:span text:style-name="T5"/></text:p>
        <text:p text:style-name="P1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venir Light" svg:font-family="'Avenir Light'" style:font-family-generic="roman" style:font-pitch="variable"/>
    <style:font-face style:name="Avenir Medium" svg:font-family="'Avenir Medium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INOT-Bold" svg:font-family="DINOT-Bold" style:font-family-generic="roman" style:font-pitch="variable"/>
    <style:font-face style:name="DINOT-Bold1" svg:font-family="DINOT-Bold" style:font-family-generic="system" style:font-pitch="variable"/>
    <style:font-face style:name="DINOT-Light" svg:font-family="DINOT-Light" style:font-family-generic="roman" style:font-pitch="variable"/>
    <style:font-face style:name="DINOT-Light1" svg:font-family="DINOT-Light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with-next="always">
        <style:tab-stops>
          <style:tab-stop style:position="3.5in"/>
        </style:tab-stops>
      </style:paragraph-properties>
      <style:text-properties style:font-name="Courier New" fo:font-family="'Courier New'" style:font-family-generic="roman" style:font-pitch="variable" fo:font-size="12pt" fo:language="fr" fo:country="CH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font-weight-asian="bold" style:font-name-complex="Courier New1" style:font-family-complex="'Courier New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665in" fo:margin-bottom="0.0417in" style:contextual-spacing="false" fo:line-height="100%" fo:keep-with-next="always"/>
      <style:text-properties style:font-name="Arial" fo:font-family="Arial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fo:color="#000000" loext:opacity="100%" style:font-name="DINOT-Bold" fo:font-family="DINOT-Bold" style:font-family-generic="roman" style:font-pitch="variable" fo:font-size="12pt" fo:language="en" fo:country="US" style:font-size-asian="12pt" style:font-name-complex="DINOT-Bold1" style:font-family-complex="DINOT-Bold" style:font-family-generic-complex="system" style:font-pitch-complex="variable" style:font-size-complex="12pt"/>
    </style:style>
    <style:style style:name="Pa1" style:family="paragraph" style:parent-style-name="Default" style:next-style-name="Default">
      <style:paragraph-properties style:line-height-at-least="0.7783in"/>
      <style:text-properties style:use-window-font-color="true" loext:opacity="0%" style:font-name-complex="Times New Roman" style:font-family-complex="'Times New Roman'" style:font-family-generic-complex="system" style:font-pitch-complex="variable"/>
    </style:style>
    <style:style style:name="Pa4" style:family="paragraph" style:parent-style-name="Default" style:next-style-name="Default">
      <style:paragraph-properties style:line-height-at-least="0.1673in"/>
      <style:text-properties style:use-window-font-color="true" loext:opacity="0%" style:font-name-complex="Times New Roman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A1" style:family="text">
      <style:text-properties fo:color="#000000" loext:opacity="100%" fo:font-size="32pt" fo:font-weight="bold" style:font-size-asian="32pt" style:font-weight-asian="bold" style:font-name-complex="DINOT-Bold1" style:font-family-complex="DINOT-Bold" style:font-family-generic-complex="system" style:font-pitch-complex="variable" style:font-size-complex="32pt" style:font-weight-complex="bold"/>
    </style:style>
    <style:style style:name="A4" style:family="text">
      <style:text-properties fo:color="#000000" loext:opacity="100%" style:font-name="DINOT-Light" fo:font-family="DINOT-Light" style:font-family-generic="roman" style:font-pitch="variable" fo:font-size="10pt" style:font-size-asian="10pt" style:font-name-complex="DINOT-Light1" style:font-family-complex="DINOT-Light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 loext:linked-style-name="Heading_20_1">
      <style:text-properties style:font-name="Courier New" fo:font-family="'Courier New'" style:font-family-generic="roman" style:font-pitch="variable" fo:font-size="12pt" fo:language="fr" fo:country="CH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font-weight-asian="bold" style:font-name-complex="Courier New1" style:font-family-complex="'Courier New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Symbol" style:font-charset="x-symbol"/>
      </text:list-level-style-bullet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4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4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24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4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25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25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25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46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46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'Courier New'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346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54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54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54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54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54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54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5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811in"/>
        </style:list-level-properties>
        <style:text-properties fo:font-family="'Times New Roman'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6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6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>
      <style:text-properties style:font-name="Avenir Light" fo:font-size="6pt" style:font-size-asian="6pt" style:font-size-complex="6pt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2681in" fo:page-height="11.6929in" style:num-format="1" style:print-orientation="portrait" fo:margin-top="0.5in" fo:margin-bottom="0.4917in" fo:margin-left="0.9839in" fo:margin-right="0.7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draw:frame draw:style-name="Mfr1" draw:name="Frame2" text:anchor-type="paragraph" svg:y="0.0008in" draw:z-index="0"><draw:text-box fo:min-height="0in" fo:min-width="0.0161in"><text:p text:style-name="MP2"><text:span text:style-name="page_20_number"><text:span text:style-name="MT1"><text:page-number text:select-page="current">1</text:page-number></text:span></text:span><text:span text:style-name="MT1"/></text:p></draw:text-box></draw:frame><text:span text:style-name="MT1">DSA SOP 6.C Annex 1<text:tab/>Funds Request Invoice (June 2020)<text:tab/><text:tab/></text:span><text:span text:style-name="MT1"/></text:p>
        <text:p text:style-name="Standard"><text:bookmark text:name="_GoBack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cuka Maina</meta:initial-creator>
    <meta:editing-cycles>6</meta:editing-cycles>
    <meta:print-date>2012-06-06T11:59:00</meta:print-date>
    <meta:creation-date>2020-06-06T12:33:00</meta:creation-date>
    <dc:date>2023-11-16T11:59:45.813990523</dc:date>
    <meta:editing-duration>PT19M30S</meta:editing-duration>
    <meta:generator>LibreOffice/7.5.1.2$Linux_X86_64 LibreOffice_project/50$Build-2</meta:generator>
    <meta:document-statistic meta:table-count="1" meta:image-count="0" meta:object-count="0" meta:page-count="1" meta:paragraph-count="29" meta:word-count="118" meta:character-count="807" meta:non-whitespace-character-count="651"/>
    <meta:user-defined meta:name="AppVersion">14.0000</meta:user-defined>
    <meta:user-defined meta:name="Company">Arborescence</meta:user-defined>
    <meta:template xlink:type="simple" xlink:actuate="onRequest" xlink:title="Normal.dotm" xlink:href=""/>
  </office:meta>
</office:document-meta>
</file>